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c742"/>
    </style:style>
    <style:style style:name="P2" style:family="paragraph" style:parent-style-name="Standard">
      <style:text-properties officeooo:rsid="0009c742" officeooo:paragraph-rsid="0009c742"/>
    </style:style>
    <style:style style:name="P3" style:family="paragraph" style:parent-style-name="Standard" style:list-style-name="L1">
      <style:text-properties officeooo:rsid="0009c742" officeooo:paragraph-rsid="0009c742"/>
    </style:style>
    <style:style style:name="T1" style:family="text">
      <style:text-properties officeooo:rsid="000d944b"/>
    </style:style>
    <style:style style:name="T2" style:family="text">
      <style:text-properties officeooo:rsid="000dea3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add changes to the repository:</text:p>
      <text:p text:style-name="P1"/>
      <text:list xml:id="list2514377615743718215" text:style-name="L1">
        <text:list-item>
          <text:p text:style-name="P3">Change the file.</text:p>
        </text:list-item>
        <text:list-item>
          <text:p text:style-name="P3">use „git add .“ in the terminal in the terminal in the directory of the repository.</text:p>
          <text:p text:style-name="P3">NOTE: the following steps do work without this, but the file will not be changed!!!</text:p>
        </text:list-item>
        <text:list-item>
          <text:p text:style-name="P3">use gitg to commit the changes. An „update“ might be needed. <text:span text:style-name="T2">It is possible to commit only some of the whole changed files. </text:span>Change the branch once and then rechange to „master“.</text:p>
        </text:list-item>
        <text:list-item>
          <text:p text:style-name="P3">use the tab Commit to commit the changes. <text:span text:style-name="T1">It is also possible to commit only some of the changed files. Deleting files is possible this way as well. </text:span>Do not forget the Commit message.</text:p>
        </text:list-item>
        <text:list-item>
          <text:p text:style-name="P3">Now update the file at GitHub, using „git push“ in the terminal. You need to enter the GitHub account name and the password during this step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 </meta:initial-creator>
    <meta:creation-date>2014-11-16T16:08:08.320080313</meta:creation-date>
    <dc:date>2014-11-18T11:17:04.435353654</dc:date>
    <dc:creator>Christof </dc:creator>
    <meta:editing-duration>PT29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138" meta:character-count="729" meta:non-whitespace-character-count="603"/>
  </office:meta>
</office:document-meta>
</file>